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[January 4, 1886]</text:p>
      <text:p text:style-name="P5">Month<text:tab/><text:tab/><text:tab/><text:tab/><text:tab/><text:tab/>[January]</text:p>
      <text:p text:style-name="P5">Year<text:tab/><text:tab/><text:tab/><text:tab/><text:tab/><text:tab/>[1886]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Mendelssohn, Moses, 1729-1786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Frederick II, Ephraim Lessing, David Frankel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77" is written in pencil and circled in the top right corner of the page.]</text:p>
      <text:p text:style-name="P3"/>
      <text:p text:style-name="P2">On Moses Mendelssohn [Hebrew]/</text:p>
      <text:p text:style-name="P2"/>
      <text:p text:style-name="P3">[Page 1]</text:p>
      <text:p text:style-name="P3">Brethren. <text:s/>At the ministerial conference held in/ Baltimore towards the end of last October, it was/ <text:span text:style-name="T2">proposed</text:span><text:span text:style-name="T5"> resolved that on the fourth of January, a me-/-morial service be held in honor of Moses Men-/-delssohn, for on that day, </text:span><text:span text:style-name="T2">the</text:span><text:span text:style-name="T5"> one hundred years/ ago, the revered Sage departed this life. <text:s/>At a re-/-cent meeting of several of our city ministers, I/ moved that instead of the proposed united service-/-impracticable for </text:span><text:span text:style-name="T2">various</text:span><text:span text:style-name="T5"> a number of cogent reasons--each Jewish/ pulpit should choose as a subject of discussion/ on the Sabbath preceding the fourth, the character/ and works of the celebrated philosopher of Dessau./ <text:s/>Now, if I had never been offered before opportu-/-nities to speak in your presence of the German Isra-/-elite whom the literary world </text:span><text:span text:style-name="T2">honors</text:span><text:span text:style-name="T5"> generates, or if I believed/ that to some of you his name is entirely new,/ I would tell of his humble parentage, of his/ poverty, of his feeble body, and of his mighty/ struggle withal to gain knowledge. <text:s/>But all </text:span><text:span text:style-name="T2">know</text:span><text:span text:style-name="T5"> are aware/ that Mendelssohn's father was only a writer and/ vender of philacteries[sic!], or </text:span><text:span text:style-name="T6">Tephillin</text:span><text:span text:style-name="T7"> and similar objects,/</text:span></text:p>
      <text:p text:style-name="P3"><text:span text:style-name="T7"/></text:p>
      <text:p text:style-name="P3"><text:span text:style-name="T7">[Page 2]</text:span></text:p>
      <text:p text:style-name="P3"><text:span text:style-name="T7">that his son could find scarcely enough/ to </text:span><text:span text:style-name="T3">eat</text:span><text:span text:style-name="T7"> procure a meal, that at ten years of age he/ became sickly and deformed, that at fourteen he/ left his native city in his eagerness to follow/ his </text:span><text:span text:style-name="T3">Hebrew</text:span><text:span text:style-name="T7"> Rabbinical </text:span><text:soft-page-break/><text:span text:style-name="T7">teacher</text:span><text:span text:style-name="T3">s</text:span><text:span text:style-name="T7"> David Frankel to Berlin. <text:s/>It is not/ to the severe privations he bore, that I wish to refer./ <text:s/>Others have, like Mendelssohn, endured trying want and/ a voluntary parting with home and its early/ associations for the sake of learning. <text:s/>But his-/-tory has rarely recorded instances of a lad who/ studied in the face of popular frowning &amp; ridicule, in the/ certainty of never rising nationally or commu-/-nally. <text:s/>For the Germany of the days of Men-/-delssohn was an engine of torture to the Jews./ <text:s/>All combined to their injury. <text:s/>The commonalty/ hated men </text:span><text:span text:style-name="T3">considered by</text:span><text:span text:style-name="T7"> declared </text:span><text:span text:style-name="T3">held registered</text:span><text:span text:style-name="T7"> in their statute book </text:span><text:span text:style-name="T3">as</text:span><text:span text:style-name="T7"> aliens,/ the socially elevated despised men who spoke a/ language </text:span><text:span text:style-name="T3">which was no language</text:span><text:span text:style-name="T7"> unintelligible beyond the ghettos. <text:s/>An emperor/ who made pretentions[sic!] to </text:span><text:span text:style-name="T3">lore and erudtion</text:span><text:span text:style-name="T7"> mental enlightenment; </text:span><text:span text:style-name="T3">and</text:span><text:span text:style-name="T7"> who/ felt proud at being called "the Great," showed him-/-self contemptibly benefited and small in his dealings towards/ his Hebrew subjects./</text:span></text:p>
      <text:p text:style-name="P3"><text:span text:style-name="T7"/></text:p>
      <text:p text:style-name="P3"><text:span text:style-name="T7">[Page 3]</text:span></text:p>
      <text:p text:style-name="P3"><text:span text:style-name="T7">When Frederick II of Prussia, struck off the/ name of Mendelssohn from </text:span><text:span text:style-name="T3">among those</text:span><text:span text:style-name="T7"> the candidates who had/ earned by a scientific writing a title to a mem-/-bership in the Berlin Academy, the ruler proved/ that he was overruled by vulgar prejudices./ <text:s/>Worthy of remembrance is Mendelssohn's </text:span><text:span text:style-name="T3">answer</text:span><text:span text:style-name="T7"> remark/ on hearing of that injustice. <text:s/>He said: "I </text:span><text:span text:style-name="T3">have</text:span><text:span text:style-name="T7"> would/ have been grieved if the </text:span><text:span text:style-name="T6">Academy</text:span><text:span text:style-name="T7"> had refused me/ admission." <text:s/>Still, </text:span><text:span text:style-name="T3">it would be unfar</text:span><text:span text:style-name="T7"> I should commit a great wrong/ </text:span><text:span text:style-name="T3">to</text:span><text:span text:style-name="T7"> in condemning all Germans because of the </text:span><text:span text:style-name="T3">narrow-</text:span><text:span text:style-name="T7"> vile/ </text:span><text:span text:style-name="T3">mindedness</text:span><text:span text:style-name="T7"> bigotry and proscriptive laws of their country./ <text:s/>Christians like Lessing, Nicola</text:span><text:span text:style-name="T8">ï</text:span><text:span text:style-name="T9">, Sulzer, Dohm,/ who recognized merit where it existed are </text:span><text:span text:style-name="T4">always</text:span><text:span text:style-name="T9">/ a glory to mankind in whatever nation they are met. <text:s/>Through the broad mindedness &amp; noble hearted-/-ness of such Mendelssohn overcame the obstacles/ which his religion unhappily placed against/ the practical application of his wonderful powers, and/ the recognition of his genius. <text:s/>Some of his/ productions were borrowed in the manuscript</text:span><text:span text:style-name="T4">s</text:span><text:span text:style-name="T9">, and/ published, without his knowledge, by his admirer--/ the philosopher-poet Ephraim Lessing.</text:span></text:p>
      <text:p text:style-name="P3"><text:span text:style-name="T9"/></text:p>
      <text:p text:style-name="P3"><text:span text:style-name="T9">[Page 4]</text:span></text:p>
      <text:p text:style-name="P3"><text:span text:style-name="T9">Some were put in print because/ circumstances forced them out. <text:s/>When Lavater--/ the renowned Swiss Physiognomist</text:span><text:span text:style-name="T4">--who</text:span><text:span text:style-name="T9"> --but a fanatic--believing </text:span><text:span text:style-name="T4">in</text:span><text:span text:style-name="T9">/ Mendelssohn's </text:span><text:span text:style-name="T4">honesty</text:span><text:span text:style-name="T9"> incapable of evasions, dared publicly to ask him/ to prove Judaism true, or become a Christian, the/ Hebrew Sage must unavoidably have replied/ through the press to let all understand why he remained a Jew. <text:s/>When the name of his dead/ friend and benefactor, the good Lessing, was blackened/ </text:span><text:span text:style-name="T4">by</text:span><text:span text:style-name="T9"> with the accusation of atheism </text:span><text:span text:style-name="T4">of</text:span><text:span text:style-name="T9"> or Spinosism, he must/ have penned a defence and spread it far and/ wide. <text:s/>When the question of his people's eman-/-cipation </text:span><text:span text:style-name="T4">was</text:span><text:span text:style-name="T9"> began to be agitated and the laws of Moses were/ cited as precluding the consummation of the devoutly/ wished for object, Mendelssohn's </text:span><text:span text:style-name="T4">devotion</text:span><text:span text:style-name="T9"> attachment to the/ Torah demanded that he should compose his famous/ double treatise called "Jerusalem". <text:s/>When the would be libe-/-rals of his days, aping voltairianism denied God and immortality,/ one profoundly sincere in his creed, could not hold/ back the sentiments, which have deservedly/ won for him the name of modern Plato--I/ mean the publication of his Phaedon, the most lurid/ and comforting exponent of a life hereafter in the realms of/ spirituality./</text:span></text:p>
      <text:p text:style-name="P3"><text:span text:style-name="T9"/></text:p>
      <text:p text:style-name="P3"><text:span text:style-name="T9">[Page 5]</text:span></text:p>
      <text:p text:style-name="P3"><text:span text:style-name="T9"><text:tab/>His "morgenstunden," or </text:span><text:span text:style-name="T10">morning hours</text:span><text:span text:style-name="T9">, written/ specially for the </text:span><text:span text:style-name="T4">education</text:span><text:span text:style-name="T9"> training of his son Joseph,/ was, like his Phaedon, intended to bring thoughful[sic!]/ youths, humbly to the footstool of an omni-/-potent Creator. <text:s/>In none of his philosophical/ productions, the great Jew of Dessau aimed at no-/-toriety. <text:s/>He was lifted up to fame by the lever/ of his sterling merits, despite a natural disposition/ to retiredness, which circumstances had intensified./ <text:s/>But if Mendelssohn's </text:span><text:span text:style-name="T4">had simply</text:span><text:span text:style-name="T9"> labors/ </text:span><text:span text:style-name="T4">to</text:span><text:span text:style-name="T9"> had simply enriched secular literature and purified and beautified/ the German language, this pulpit would not/ resound with his praises at the centennial/ </text:span><text:span text:style-name="T4">period</text:span><text:span text:style-name="T9"> anniversary of his death. <text:s/>A pardonable racial pride might/ cause us individually to point to the Sage of Dessau,/ as to a luminous star in the </text:span><text:span text:style-name="T4">world's</text:span><text:span text:style-name="T9"> </text:span><text:soft-page-break/><text:span text:style-name="T9">literary horizon. <text:s/>We might boast/ that the despised Jew became the restorer of learning/ and philosophy, in the country even now shaming/ itself by antisemitism. <text:s/>Still Congregationally we/ could not feel gratitude. <text:s/>What claims had/ then that Moses to our veneration? <text:s/>Have his exer-/-tions benefitted[sic!] his people, glorified his religion?/</text:span></text:p>
      <text:p text:style-name="P3"><text:span text:style-name="T9"/></text:p>
      <text:p text:style-name="P3"><text:span text:style-name="T9">[Page 6]</text:span></text:p>
      <text:p text:style-name="P3"><text:span text:style-name="T9">I answer "Yes," even while "Reformers" set up Men-/-delssohn as their leaders in the march of Synagogual/ devastation. <text:s/>For it is absolutely false that the/ philosopher was guilty of duplicity, that he out-/-wardly conformed with the rules of his faith, but/ secretly taught to despise them. <text:s/>This charge in-/-sinuated by the </text:span><text:span text:style-name="T10">soi-distant</text:span><text:span text:style-name="T9"> progressive Jews, and/ brought boldly forth by Christian authors, I de-/-clare unfounded, and </text:span><text:span text:style-name="T4">[?]</text:span><text:span text:style-name="T9"> unpardonably offensive to the/ memory of a noble Jew. <text:s/>What could have/ deterred Mendelssohn, who never exercised </text:span><text:span text:style-name="T4">Rabbinical</text:span><text:span text:style-name="T9"> ecclesiastical/ functions, who never acted as Reader or Preacher to any congregation, who never </text:span><text:span text:style-name="T4">denied</text:span><text:span text:style-name="T9"> derived pecuniary advantages/ from his coreligionists, who lived in extreme poverty to the/ age of his manhood, and </text:span><text:span text:style-name="T4">afterwards</text:span><text:span text:style-name="T9"> finally in comparative/ ease as partner of a </text:span><text:span text:style-name="T4">Jewish</text:span><text:span text:style-name="T9"> silk manufacturing Jew in Berlin,/ what could have deterred a man sought after by the/ greatest celebrities of his time, from acting with per-/-fect independence, and severing his connection with/ the Synagogue, even if he disdained to openly accept bap-/-tism? <text:s/>Hypocrisy may be the cloak which they/ put on, who expect that the disguise will procure gain/</text:span></text:p>
      <text:p text:style-name="P3"><text:span text:style-name="T9"/></text:p>
      <text:p text:style-name="P3"><text:span text:style-name="T9">[Page 7]</text:span></text:p>
      <text:p text:style-name="P3"><text:span text:style-name="T9">or fame, but it is utterly absurd to suppose that/ a person who needs neither at the hands of his brothers/ in faith, will clothe himself in that fictitious garment./ <text:s/>Upon this day of his memorial, I pronounce Moses/ Mendelssohn a typical Jew, who loved all his fellow-/-mortals, but clung to his oppressed race and to Israel's God./ <text:s/>His translation of the Pentateuch, and </text:span><text:span text:style-name="T4">the</text:span><text:span text:style-name="T9"> his comment to several portions of/ it, </text:span><text:span text:style-name="T4">he commented,</text:span><text:span text:style-name="T9"> his </text:span><text:span text:style-name="T4">poetical</text:span><text:span text:style-name="T9"> rhythmical version of the five books/ of psalms, his preface to Menasseh Ben Israel's "</text:span><text:span text:style-name="T10">Vin-</text:span><text:span text:style-name="T9">/ </text:span><text:span text:style-name="T10">dicae Judaeorum</text:span><text:span text:style-name="T9">", or "Vindication of the Jews," and the/ rendition of the </text:span><text:span text:style-name="T4">[?]</text:span><text:span text:style-name="T9"> same volume in German, his introduction to Ecclesiastes, his contribu-/-tions to Hebrew periodicals, were all inspired by his/ attachment to his fellow believers and to the Sinaic/ legislation. <text:s/>That a people unused/ to a language which the Christian community/ spoke, should interpret Mendelssohn's productions/ as an approximation to gentilism, we can scar-/-cely wonder; that his association with the poets/ and thinkers of Germany, should have aroused/ suspicion among his ostracised coreligionists, can-/-not occasion </text:span><text:span text:style-name="T4">a</text:span><text:span text:style-name="T9"> surprise, but none of his multifarious/ writings betray a </text:span><text:span text:style-name="T4">devotion</text:span><text:span text:style-name="T9"> departure from the Law and traditions./</text:span></text:p>
      <text:p text:style-name="P3"><text:span text:style-name="T9"/></text:p>
      <text:p text:style-name="P3"><text:span text:style-name="T9">[Page 8]</text:span></text:p>
      <text:p text:style-name="P3"><text:span text:style-name="T9">All his actions evince a spirit of humility which/ finds its outflow in the education of the untutored and/ the social amelioration of the lowly. <text:s/>I shall/ not allow the apostasy of his descendants to </text:span><text:span text:style-name="T4">asperse</text:span><text:span text:style-name="T9"> tarnish/ the character of their glorious sire. <text:s/>Exceedingly pain-/-ful to me is the thought that the children and/ grand-children of Moses Mendelssohn swerved from/ the path which he undeviatingly followed; molli-/-fying it is </text:span><text:span text:style-name="T4">to me</text:span><text:span text:style-name="T9"> as well as sorrowful that ambition to shine within/ a circle unopen to the Jew, robbed us of men and/ women who would have shed lustre upon the Syna-/-gogue. <text:s/>Still I will always emphatically repel </text:span><text:span text:style-name="T4">with force</text:span><text:span text:style-name="T9">/ the accusation that </text:span><text:span text:style-name="T4">the</text:span><text:span text:style-name="T9"> in his teachings and example, </text:span><text:span text:style-name="T4">of</text:span><text:span text:style-name="T9"> the/ most honored Jew of the eighteenth century, had been/ false to Israel's God./</text:span></text:p>
      <text:p text:style-name="P3"><text:span text:style-name="T9">Mirabeau, the </text:span><text:span text:style-name="T4">world</text:span><text:span text:style-name="T9"> renowned French orator </text:span><text:span text:style-name="T4">and revolutio-</text:span><text:span text:style-name="T9">/ </text:span><text:span text:style-name="T4">-nist,</text:span><text:span text:style-name="T9"> who made the personal acquaintance of/ the Sage of Dessau wrote that a </text:span><text:span text:style-name="T4">superior</text:span><text:span text:style-name="T9"> being towering intellect-/-ually </text:span><text:span text:style-name="T4">to use superior</text:span><text:span text:style-name="T9"> above his contemporaries, </text:span><text:span text:style-name="T4">cast among</text:span><text:span text:style-name="T9"> born in a race un-/-justly kept in degradation, without means, sickly,/ timid, compelled to engage in commercial pursuits,/</text:span></text:p>
      <text:p text:style-name="P3"><text:span text:style-name="T9"/></text:p>
      <text:p text:style-name="P3"><text:span text:style-name="T9">[Page 9]</text:span></text:p>
      <text:p text:style-name="P3"><text:soft-page-break/><text:span text:style-name="T9">but who </text:span><text:span text:style-name="T4">de</text:span><text:span text:style-name="T9"> in spite of all impediments became/ a factor in the creation of a </text:span><text:span text:style-name="T4">lan</text:span><text:span text:style-name="T9"> style lucid, graceful/ and energetic, a being more noted for his virtues/ than even for his learning, who influenced his/ fellow-religionists for good, and whom neither/ bigotry nor calumny could </text:span><text:span text:style-name="T4">reach</text:span><text:span text:style-name="T9"> injure, deserves to/ be known and honored. <text:s/>Brethren. <text:s/>In a Jewish free/ school at Berlin a bust of the Sage of Dessau is set conspicuously. <text:s/>Upon it the poet Ramler inscribed </text:span><text:span text:style-name="T4">these</text:span><text:span text:style-name="T9">/ </text:span><text:span text:style-name="T4">words on a bust of the Sage of Dessau:</text:span><text:span text:style-name="T9"> this memorable motto: "Moses/ Mendelssohn, wise </text:span><text:span text:style-name="T4">like</text:span><text:span text:style-name="T9"> as Socrates--yet faithful/ to the religion of his fathers--as Socrates taught immortality/ </text:span><text:span text:style-name="T4">like Socrates</text:span><text:span text:style-name="T9">, and like </text:span><text:span text:style-name="T4">him</text:span><text:span text:style-name="T9"> Socrates became immortal"/ <text:s/>Let us then, O children of the Lord he adored, bear/ this day his name on our lips with a blessing/ and a prayer. <text:s/>Let us beseech the Lord, whose/ word he expounded, whose commands he observed,/ that the life of eternity which he made us deeply/ to believe in, may yeild[sic!] for his soul ever renewed/ delights among the saints and the pure, who/ contemplate the glories of the Universal Creator./ <text:s/>(Here follows the long Hashcabah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5:07:35.93</meta:creation-date>
    <meta:document-statistic meta:table-count="0" meta:image-count="0" meta:object-count="0" meta:page-count="5" meta:paragraph-count="82" meta:word-count="1901" meta:character-count="12138"/>
    <dc:date>2013-01-17T15:55:23.58</dc:date>
    <meta:editing-duration>PT12M23S</meta:editing-duration>
    <meta:editing-cycles>1</meta:editing-cycles>
    <meta:generator>OpenOffice.org/3.4.1$Win32 OpenOffice.org_project/341m1$Build-9593</meta:generator>
  </office:meta>
</office:document-meta>
</file>